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margin-left="0.25in" fo:margin-right="0in" fo:text-indent="0in" style:auto-text-indent="false"/>
      <style:text-properties fo:font-size="14pt" style:font-size-asian="14pt" style:font-size-complex="14pt"/>
    </style:style>
    <style:style style:name="P4" style:family="paragraph" style:parent-style-name="Standard">
      <style:paragraph-properties fo:margin-left="0.25in" fo:margin-right="0in" fo:text-indent="0in" style:auto-text-indent="false"/>
      <style:text-properties fo:font-size="16pt" style:font-size-asian="16pt" style:font-size-complex="16pt"/>
    </style:style>
    <style:style style:name="P5" style:family="paragraph" style:parent-style-name="Standard" style:master-page-name="Standard">
      <style:paragraph-properties style:page-number="auto"/>
      <style:text-properties fo:font-size="24pt" style:font-size-asian="24pt" style:font-size-complex="24pt"/>
    </style:style>
    <style:style style:name="P6" style:family="paragraph" style:parent-style-name="List_20_Paragraph" style:list-style-name="WWNum1"/>
    <style:style style:name="P7" style:family="paragraph" style:parent-style-name="List_20_Paragraph" style:list-style-name="WWNum6"/>
    <style:style style:name="P8" style:family="paragraph" style:parent-style-name="List_20_Paragraph" style:list-style-name="WWNum7"/>
    <style:style style:name="P9" style:family="paragraph" style:parent-style-name="List_20_Paragraph" style:list-style-name="WWNum8"/>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List_20_Paragraph" style:list-style-name="WWNum4"/>
    <style:style style:name="P13" style:family="paragraph" style:parent-style-name="List_20_Paragraph" style:list-style-name="WWNum4">
      <style:paragraph-properties fo:text-align="justify" style:justify-single-word="false"/>
    </style:style>
    <style:style style:name="P14" style:family="paragraph" style:parent-style-name="List_20_Paragraph" style:list-style-name="WWNum5">
      <style:paragraph-properties fo:text-align="justify" style:justify-single-word="false"/>
    </style:style>
    <style:style style:name="P15" style:family="paragraph" style:parent-style-name="List_20_Paragraph" style:list-style-name="WWNum5"/>
    <style:style style:name="P16" style:family="paragraph" style:parent-style-name="List_20_Paragraph">
      <style:text-properties fo:font-size="16pt" style:font-size-asian="16pt" style:font-size-complex="16pt"/>
    </style:style>
    <style:style style:name="P17" style:family="paragraph" style:parent-style-name="List_20_Paragraph">
      <style:paragraph-properties fo:margin-left="0.5in" fo:margin-right="0in" fo:margin-top="0in" fo:margin-bottom="0.139in" loext:contextual-spacing="true" fo:text-indent="0in" style:auto-text-indent="false"/>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4" style:family="text">
      <style:text-properties fo:font-size="12pt" fo:font-weight="bold" style:font-size-asian="12pt" style:font-weight-asian="bold" style:font-size-complex="12pt"/>
    </style:style>
    <style:style style:name="T5" style:family="text">
      <style:text-properties fo:color="#ff0000" fo:font-size="12pt" style:font-size-asian="12pt" style:font-size-complex="12pt"/>
    </style:style>
    <style:style style:name="T6" style:family="text">
      <style:text-properties fo:color="#ff0000" fo:font-size="24pt" fo:font-style="italic" style:text-underline-style="solid" style:text-underline-width="auto" style:text-underline-color="font-color" fo:font-weight="bold" style:font-size-asian="24pt" style:font-style-asian="italic" style:font-weight-asian="bold" style:font-size-complex="24pt"/>
    </style:style>
    <style:style style:name="T7" style:family="text">
      <style:text-properties fo:color="#ff0000" fo:font-size="14pt" style:font-size-asian="14pt" style:font-size-complex="14pt"/>
    </style:style>
    <style:style style:name="T8" style:family="text">
      <style:text-properties fo:color="#ff0000"/>
    </style:style>
    <style:style style:name="T9" style:family="text">
      <style:text-properties fo:color="#ff0000" style:text-position="sub 58%" fo:font-size="14pt" style:font-size-asian="14pt" style:font-size-complex="14pt"/>
    </style:style>
    <style:style style:name="T10" style:family="text">
      <style:text-properties fo:color="#ff0000" style:text-position="super 58%" fo:font-size="12pt" style:font-size-asian="12pt" style:font-size-complex="12pt"/>
    </style:style>
    <style:style style:name="T11" style:family="text">
      <style:text-properties fo:font-size="24pt" style:text-underline-style="solid" style:text-underline-width="auto" style:text-underline-color="font-color" fo:font-weight="bold" style:font-size-asian="24pt" style:font-weight-asian="bold" style:font-size-complex="24pt"/>
    </style:style>
    <style:style style:name="T12"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T13" style:family="text">
      <style:text-properties fo:font-size="24pt" style:font-size-asian="24pt" style:font-size-complex="24pt"/>
    </style:style>
    <style:style style:name="T14" style:family="text">
      <style:text-properties fo:color="#000000" fo:font-size="12pt" style:font-size-asian="12pt" style:font-size-complex="12pt"/>
    </style:style>
    <style:style style:name="T15" style:family="text">
      <style:text-properties fo:color="#000000" style:text-position="sub 58%" style:font-name="Lucida Grande" style:font-name-complex="Lucida Grande1"/>
    </style:style>
    <style:style style:name="T16" style:family="text">
      <style:text-properties fo:color="#000000" style:text-position="sub 58%" style:font-name="Lucida Grande" fo:font-size="14pt" style:font-size-asian="14pt" style:font-name-complex="Lucida Grande1" style:font-size-complex="14pt"/>
    </style:style>
    <style:style style:name="T17" style:family="text">
      <style:text-properties fo:color="#000000" style:font-name="Lucida Grande" fo:font-weight="bold" style:font-weight-asian="bold" style:font-name-complex="Lucida Grande1"/>
    </style:style>
    <style:style style:name="T18" style:family="text">
      <style:text-properties fo:color="#000000" style:font-name="Lucida Grande" style:font-name-complex="Lucida Grande1"/>
    </style:style>
    <style:style style:name="T19" style:family="text">
      <style:text-properties fo:color="#0000ff" fo:font-size="12pt" style:font-size-asian="12pt" style:font-size-complex="12pt"/>
    </style:style>
    <style:style style:name="T20" style:family="text">
      <style:text-properties style:text-position="sub 58%"/>
    </style:style>
    <style:style style:name="T21" style:family="text">
      <style:text-properties style:text-position="sub 58%" fo:font-size="12pt" style:font-size-asian="12pt" style:font-size-complex="12pt"/>
    </style:style>
    <style:style style:name="T22" style:family="text">
      <style:text-properties style:text-position="sub 58%" fo:font-size="14pt" style:font-size-asian="14pt" style:font-size-complex="14pt"/>
    </style:style>
    <style:style style:name="T23" style:family="text">
      <style:text-properties style:text-position="sub 58%" fo:font-size="10pt" style:font-size-asian="10pt" style:font-size-complex="10pt"/>
    </style:style>
    <style:style style:name="T24" style:family="text">
      <style:text-properties style:text-position="super 58%"/>
    </style:style>
    <style:style style:name="T25" style:family="text">
      <style:text-properties style:text-position="super 58%" fo:font-size="12pt" style:font-size-asian="12pt" style:font-size-complex="12pt"/>
    </style:style>
    <style:style style:name="T26" style:family="text">
      <style:text-properties style:text-position="super 58%" fo:font-size="12pt" fo:font-style="italic" style:font-size-asian="12pt" style:font-style-asian="italic" style:font-size-complex="12pt"/>
    </style:style>
    <style:style style:name="T27" style:family="text">
      <style:text-properties style:text-position="super 58%" fo:font-size="14pt" style:font-size-asian="14pt" style:font-size-complex="14pt"/>
    </style:style>
    <style:style style:name="T28" style:family="text">
      <style:text-properties style:text-position="super 58%" fo:font-size="10pt" style:font-size-asian="10pt" style:font-size-complex="10pt"/>
    </style:style>
    <style:style style:name="T29" style:family="text">
      <style:text-properties fo:font-size="14pt" style:font-size-asian="14pt" style:font-size-complex="14pt"/>
    </style:style>
    <style:style style:name="T30" style:family="text">
      <style:text-properties fo:font-size="14pt" fo:font-style="italic" style:font-size-asian="14pt" style:font-style-asian="italic" style:font-size-complex="14pt"/>
    </style:style>
    <style:style style:name="T31"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32" style:family="text">
      <style:text-properties fo:font-size="10pt" style:font-size-asian="10pt" style:font-size-complex="10pt"/>
    </style:style>
    <style:style style:name="T33" style:family="text">
      <style:text-properties style:font-name="Calibri" fo:font-size="10pt" style:font-size-asian="10pt" style:font-size-complex="10pt"/>
    </style:style>
    <style:style style:name="T34" style:family="text">
      <style:text-properties fo:font-size="16pt" style:font-size-asian="16pt" style:font-size-complex="16pt"/>
    </style:style>
    <style:style style:name="T35" style:family="text">
      <style:text-properties fo:font-size="16pt" fo:font-style="italic" style:font-size-asian="16pt" style:font-style-asian="italic" style:font-size-complex="16pt"/>
    </style:style>
    <style:style style:name="T36"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style>
    <style:style style:name="T37" style:family="text">
      <style:text-properties style:font-name="Symbol" fo:font-size="12pt" style:font-size-asian="12pt" style:font-size-complex="12pt"/>
    </style:style>
    <style:style style:name="T38" style:family="text">
      <style:text-properties style:font-name="Symbol"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p>
      <text:p text:style-name="Standard"><text:span text:style-name="T1">160218</text:span></text:p>
      <text:p text:style-name="Standard"><text:span text:style-name="T11">The choices for your project.</text:span></text:p>
      <text:p text:style-name="Standard"><text:span text:style-name="T11">Tell me your project choice by March 4.</text:span></text:p>
      <text:p text:style-name="Standard"><text:span text:style-name="T11">If you work in a group on a project, no two of you in the group may choose the same </text:span><text:span text:style-name="T12">OPTIONS.</text:span><text:span text:style-name="T11"> </text:span></text:p>
      <text:p text:style-name="Standard"><text:span text:style-name="T12">If more than one person tackles Project 7</text:span><text:span text:style-name="T6"> I encourage you to work together.</text:span><text:span text:style-name="T12"> </text:span></text:p>
      <text:p text:style-name="P1"/>
      <text:p text:style-name="P1"/>
      <text:p text:style-name="P1"/>
      <text:p text:style-name="P1"/>
      <text:p text:style-name="P1"/>
      <text:p text:style-name="P1"/>
      <text:p text:style-name="P1"/>
      <text:p text:style-name="Standard"><text:soft-page-break/><text:span text:style-name="T13">Project choice 1:</text:span></text:p>
      <text:p text:style-name="Standard"><text:span text:style-name="T1">As discussed in our first two classes global climate is warming, however the temperature change at given location may be quite different than the global average. Furthermore even if the average temperature over many years (climate timescale) at a given location warms that does </text:span><text:span text:style-name="T5">not</text:span><text:span text:style-name="T14"> mean that a given day of the year becomes consistently warmer. There is variability in warming from year to year, month to month and day to day, and definitely on these timescales we often see cooling. </text:span><text:span text:style-name="T19">What I failed to mention in class is my concern that climate variability, in the case of temperature how much ups and downs there are, may be systematically increasing, a possible serious danger to ecosystems and humanity.</text:span></text:p>
      <text:p text:style-name="Standard"><text:span text:style-name="T1">The standard deviation of a set of data values, {d</text:span><text:span text:style-name="T21">i</text:span><text:span text:style-name="T1">}, is the square root of the variance, where the variance is given by &lt;(d</text:span><text:span text:style-name="T21">i</text:span><text:span text:style-name="T1"> - &lt;d</text:span><text:span text:style-name="T21">i</text:span><text:span text:style-name="T1">&gt;)</text:span><text:span text:style-name="T25">2</text:span><text:span text:style-name="T1">&gt;, with the angle brackets, &lt;&gt;, representing the mean. The covariance of two sets of data values, {d</text:span><text:span text:style-name="T21">1i</text:span><text:span text:style-name="T1">} and {d</text:span><text:span text:style-name="T21">2i</text:span><text:span text:style-name="T1">}, is given by &lt;(d</text:span><text:span text:style-name="T21">1i</text:span><text:span text:style-name="T1"> - &lt;d</text:span><text:span text:style-name="T21">1i</text:span><text:span text:style-name="T1">&gt;)(d</text:span><text:span text:style-name="T21">2i</text:span><text:span text:style-name="T1"> - &lt;d</text:span><text:span text:style-name="T21">2i</text:span><text:span text:style-name="T1">&gt;)&gt;. The ratio of the covariance of the data sets to the product of their standard deviations, <text:tab/> <text:s text:c="13"/>&lt;(d</text:span><text:span text:style-name="T21">1i</text:span><text:span text:style-name="T1"> - &lt;d</text:span><text:span text:style-name="T21">1i</text:span><text:span text:style-name="T1">&gt;)(d</text:span><text:span text:style-name="T21">2i</text:span><text:span text:style-name="T1"> - &lt;d</text:span><text:span text:style-name="T21">2i</text:span><text:span text:style-name="T1">&gt;)&gt;)/(&lt;(d</text:span><text:span text:style-name="T21">1i</text:span><text:span text:style-name="T1"> - &lt;d</text:span><text:span text:style-name="T21">1i</text:span><text:span text:style-name="T1">&gt;)</text:span><text:span text:style-name="T25">2</text:span><text:span text:style-name="T1">&gt;</text:span><text:span text:style-name="T25">1/2</text:span><text:span text:style-name="T1"> &lt;(d</text:span><text:span text:style-name="T21">2i</text:span><text:span text:style-name="T1"> - &lt;d</text:span><text:span text:style-name="T21">2i</text:span><text:span text:style-name="T1">&gt;)</text:span><text:span text:style-name="T25">2</text:span><text:span text:style-name="T1">&gt;</text:span><text:span text:style-name="T25">1/2</text:span><text:span text:style-name="T1"> ), is the correlation coefficient which measures to what extent the two data sets vary together. It ranges in value from 1 (perfect correlation, they vary the same way) through 0 (no correlation, they vary in independent ways) to -1 (perfect anti-correlation, they vary oppositely).</text:span></text:p>
      <text:p text:style-name="Standard"><text:span text:style-name="T29">Project:</text:span></text:p>
      <text:list xml:id="list5250017566536969261" text:style-name="WWNum1">
        <text:list-item>
          <text:p text:style-name="P6"><text:span text:style-name="T29">Find data for the temperature in New York City for each day of February in 1976 (when I was a teenager) and 2016. Use </text:span><text:span text:style-name="T30">OPTION 1: a data set all of whose values are for the same time of day (and state the time)</text:span><text:span text:style-name="T29"> </text:span><text:span text:style-name="T31">OR</text:span><text:span text:style-name="T29"> </text:span><text:span text:style-name="T30">OPTION 2: a data set of highs for the day </text:span><text:span text:style-name="T31">OR</text:span><text:span text:style-name="T30"> OPTION 3: a data set of lows for the day </text:span><text:span text:style-name="T31">OR</text:span><text:span text:style-name="T30"> OPTION 4: a data set of means for the day. </text:span><text:span text:style-name="T29">Make plots vs. day of month for temperature for both years’ Februarys and of the difference between the temperatures on corresponding dates of the two years. <text:s/></text:span></text:p>
        </text:list-item>
        <text:list-item>
          <text:p text:style-name="P6"><text:span text:style-name="T29">Calculate the mean of each year’s data set and the difference of the means.</text:span></text:p>
        </text:list-item>
        <text:list-item>
          <text:p text:style-name="P6"><text:span text:style-name="T29">Calculate the standard deviations of the data sets for both years.</text:span></text:p>
        </text:list-item>
        <text:list-item>
          <text:p text:style-name="P6"><text:span text:style-name="T29">Calculate the correlation coefficient for the two years.</text:span></text:p>
        </text:list-item>
        <text:list-item>
          <text:p text:style-name="P6"><text:span text:style-name="T29">Comment on whether your results suggest that New York City may be warming or cooling, or whether the climate variability in New York City may be increasing or decreasing, or whether the patterns of temperature within the month may have changed in New York City. </text:span></text:p>
        </text:list-item>
      </text:list>
      <text:p text:style-name="Standard"><text:soft-page-break/><text:span text:style-name="T13">Project choice 2:</text:span></text:p>
      <text:p text:style-name="Standard"><text:span text:style-name="T1">The heat and salt diffusivities, K</text:span><text:span text:style-name="T21">H</text:span><text:span text:style-name="T1"> and K</text:span><text:span text:style-name="T21">S</text:span><text:span text:style-name="T1"> (minus the ratios of heat flux and salt flux respectively to temperature <text:s/>and salinity gradient respectively) measures of the tendency of heat and salt respectively to mix, generally decrease with the Richardson number Ri (the ratio of Brunt Vaisala frequency squared to shear squared), a measure of the stratification. This is because stratification suppresses turbulence and turbulence is the main cause of mixing. For a stably stratified case, Ri&gt;0, the difference between K</text:span><text:span text:style-name="T21">S</text:span><text:span text:style-name="T1"> and K</text:span><text:span text:style-name="T21">H </text:span><text:span text:style-name="T1">tends to increase as the salt-heat stability parameter R</text:span><text:span text:style-name="T15">ρ</text:span><text:span text:style-name="T17"> </text:span><text:span text:style-name="T18">approaches 1. <text:s/></text:span><text:span text:style-name="T1">R</text:span><text:span text:style-name="T15">ρ</text:span><text:span text:style-name="T18"> is minus the ratio of the salt contribution to the potential density gradient divided by the heat contribution to the potential density gradient, and when it approaches one in stable stratification the stabilizing effect of one of heat or salt is approaching being undone by the destabilizing effect of the other driving a strong small-scale “double diffusive” instability.</text:span></text:p>
      <text:p text:style-name="Standard"><text:span text:style-name="T18">I am using data from the Goddard Institute Space Studies (GISS) model E ocean to evaluate ocean vertical mixing parameterizations that the turbulence group at GISS, of which I am a part, is developing. These parameterizations are part of the GISS Vertical Mixing Scheme (GISSVM) which is intended to provide more realistic vertical mixing for climate models. <text:s text:c="2"/></text:span></text:p>
      <text:p text:style-name="Standard"><text:span text:style-name="T29">Project:</text:span></text:p>
      <text:list xml:id="list8248236206013174510" text:style-name="WWNum6">
        <text:list-item>
          <text:p text:style-name="P7"><text:span text:style-name="T29">Write a program that calculates the </text:span><text:span text:style-name="T7">properly weighted</text:span><text:span text:style-name="T29"> means and standard deviations of Ri,R</text:span><text:span text:style-name="T16">ρ</text:span><text:span text:style-name="T29">,K</text:span><text:span text:style-name="T22">H</text:span><text:span text:style-name="T29">,K</text:span><text:span text:style-name="T22">S</text:span><text:span text:style-name="T29"> and the correlation coefficients of Ri and K</text:span><text:span text:style-name="T22">H</text:span><text:span text:style-name="T29"> <text:s/>and R</text:span><text:span text:style-name="T16">ρ</text:span><text:span text:style-name="T29"> and (K</text:span><text:span text:style-name="T22">S</text:span><text:span text:style-name="T29">/K</text:span><text:span text:style-name="T22">H</text:span><text:span text:style-name="T29">) on a north-south section of ocean data from GISS model E that I will give you. </text:span></text:p>
        </text:list-item>
        <text:list-item>
          <text:p text:style-name="P7"><text:span text:style-name="T29">Run your program and present the results. Comment on how the results on the correlation coefficients compare with expectations.</text:span></text:p>
        </text:list-item>
        <text:list-item>
          <text:p text:style-name="P7"><text:span text:style-name="T29">Make either </text:span><text:span text:style-name="T30">OPTION 1: scatterplots </text:span><text:span text:style-name="T31">OR</text:span><text:span text:style-name="T30"> OPTION 2: 2-D histograms </text:span><text:span text:style-name="T29">to show the distribution of data points in Ri,K</text:span><text:span text:style-name="T22">H</text:span><text:span text:style-name="T29"> space, Ri,K</text:span><text:span text:style-name="T22">S</text:span><text:span text:style-name="T29"> space &amp; R</text:span><text:span text:style-name="T22">ρ</text:span><text:span text:style-name="T29">,(K</text:span><text:span text:style-name="T22">S</text:span><text:span text:style-name="T29">/K</text:span><text:span text:style-name="T22">H</text:span><text:span text:style-name="T29">) <text:s/>space.</text:span></text:p>
        </text:list-item>
        <text:list-item>
          <text:p text:style-name="P7"><text:span text:style-name="T29">Based on what you see in step 2 suggest a way to restrict the range(s) of one or more of the variables that you expect to lead to a value of at least one of the correlation coefficients closer to expectations than in part 1. </text:span></text:p>
        </text:list-item>
        <text:list-item>
          <text:p text:style-name="P7"><text:span text:style-name="T29">Modify your program to calculate statistics with the restricted range of variables you proposed in part 3. </text:span></text:p>
        </text:list-item>
        <text:list-item>
          <text:p text:style-name="P7"><text:span text:style-name="T29">Repeat steps 2 and 3 with your modified program </text:span></text:p>
        </text:list-item>
        <text:list-item>
          <text:p text:style-name="P7"><text:span text:style-name="T29">Comment on your results.</text:span></text:p>
        </text:list-item>
      </text:list>
      <text:p text:style-name="Standard"><text:soft-page-break/><text:span text:style-name="T13">Project choice 3:</text:span></text:p>
      <text:p text:style-name="Standard"><text:span text:style-name="T1">In your textbook “Introduction to Computational Science” by Shiflet&amp;Shiflet, module 2.2 discusses unconstrained growth, which is simply exponential growth, the opposite of exponential decay, and module 2.3 discusses constrained growth. </text:span></text:p>
      <text:p text:style-name="Standard"><text:span text:style-name="T1">In the Euler forward method, which I will call “forward scheme”, the average value of the time derivative of a function over a time interval from t to t+Δt is approximated using input values from time t. In the Euler backward method, which I will call “backward scheme”, it is approximated using input values from time t+Δt. A third scheme, uses for the input values the mean of those at time t and those at time t+Δt, I will call this “forward and backward scheme”.</text:span></text:p>
      <text:p text:style-name="Standard"><text:span text:style-name="T29">Project:</text:span></text:p>
      <text:list xml:id="list7739302432384380746" text:style-name="WWNum7">
        <text:list-item>
          <text:p text:style-name="P8"><text:span text:style-name="T29">Write programs to simulate dP/dt = 0.05 P using </text:span></text:p>
        </text:list-item>
      </text:list>
      <text:list xml:id="list3829215928886725316" text:style-name="WWNum8">
        <text:list-item>
          <text:p text:style-name="P9"><text:span text:style-name="T29">the “forward scheme”</text:span></text:p>
        </text:list-item>
        <text:list-item>
          <text:p text:style-name="P9"><text:span text:style-name="T29">the “backward scheme”</text:span></text:p>
        </text:list-item>
        <text:list-item>
          <text:p text:style-name="P9"><text:span text:style-name="T29">the “forward and backward scheme” </text:span></text:p>
        </text:list-item>
      </text:list>
      <text:list xml:id="list171634934312403" text:continue-list="list7739302432384380746" text:style-name="WWNum7">
        <text:list-item>
          <text:p text:style-name="P8"><text:span text:style-name="T29">Run each of your 3 programs from t=0 to t=100 and graph population, P(t), as well as the proportional error, (P(t)-P</text:span><text:span text:style-name="T22">exact</text:span><text:span text:style-name="T29">(t))/P</text:span><text:span text:style-name="T22">exact</text:span><text:span text:style-name="T29">(t). Where P</text:span><text:span text:style-name="T22">exact</text:span><text:span text:style-name="T29"> is the exact solution of the differential equation dP/dt = 0.05P. If the absolute value of the maximum proportional error is not less than 1% for any of your programs then find and state a timestep that makes it less than 1% . Run that(those) programs over with corrected timestep and repeat the graphs of the population and the proportional error. </text:span></text:p>
        </text:list-item>
        <text:list-item>
          <text:p text:style-name="P8"><text:span text:style-name="T29">State how your timestep compares with the number 1/0.05 . State which of the schemes a), b) or c) is best for this problem.</text:span></text:p>
        </text:list-item>
        <text:list-item>
          <text:p text:style-name="P8"><text:span text:style-name="T29">Using </text:span><text:span text:style-name="T30">either OPTION1: The scheme you found best for the unconstrained growth problem in step3 </text:span><text:span text:style-name="T31">OR</text:span><text:span text:style-name="T30"> OPTION2: a scheme found in Chapter 6 of your book which is different from each of a), b) and c), </text:span><text:span text:style-name="T29">write a difference equation and program, analogous to the ones you used in part 1, that approximates instead dP/dt = 0.05P – 0.003P</text:span><text:span text:style-name="T27">2</text:span><text:span text:style-name="T29"> (as seen in exercise 5 in Module 2.3 of the textbook).</text:span></text:p>
        </text:list-item>
        <text:list-item>
          <text:p text:style-name="P8"><text:span text:style-name="T29">Run it from t=0 to t=100 and graph population, P(t) in this case.</text:span></text:p>
        </text:list-item>
      </text:list>
      <text:p text:style-name="List_20_Paragraph"><text:span text:style-name="T29">(I know no exact solution here so don’t do proportional error.)</text:span></text:p>
      <text:p text:style-name="Standard"><text:soft-page-break/><text:span text:style-name="T13">Project choice 4:</text:span></text:p>
      <text:p text:style-name="Standard"><text:span text:style-name="T32">The pendulum is discussed in module 3.3 of your textbook. A linear pendulum model is an approximation to a real pendulum adequate for small angle displacements than admits of an analytic solution. A nonlinear pendulum model must be used for large angles. Linear drag is an approximation to air resistance good for slow motion. If motion becomes fast drag is nonlinear. The larger the maximum angle displacement the greater the maximum speed and the more likely that nonlinear drag must be considered. Nonlinear drag formulas can be complicated but the sum of a linear and a quadratic drag term is a plausible approximation for moderate speeds.</text:span></text:p>
      <text:p text:style-name="Standard"><text:span text:style-name="T32">With g being the acceleration of gravity, l the length of the pendulum, m the mass of the pendulum bob and θ the angle the pendulum makes with the vertical:</text:span></text:p>
      <text:p text:style-name="Standard"><text:span text:style-name="T32">The evolution equation for the angle in a linear pendulum model without drag is:</text:span></text:p>
      <text:p text:style-name="Standard"><text:span text:style-name="T32">A. d</text:span><text:span text:style-name="T28">2</text:span><text:span text:style-name="T32">θ</text:span><text:span text:style-name="T28"> </text:span><text:span text:style-name="T32">/dt</text:span><text:span text:style-name="T28">2</text:span><text:span text:style-name="T32"> = -(g/l) θ<text:tab/>.</text:span></text:p>
      <text:p text:style-name="Standard"><text:span text:style-name="T32">For a linear pendulum model with linear drag the evolution equation is:</text:span></text:p>
      <text:p text:style-name="Standard"><text:span text:style-name="T32">B. d</text:span><text:span text:style-name="T28">2</text:span><text:span text:style-name="T32">θ</text:span><text:span text:style-name="T28"> </text:span><text:span text:style-name="T32">/dt</text:span><text:span text:style-name="T28">2</text:span><text:span text:style-name="T32"> = -(g/l) θ – (k</text:span><text:span text:style-name="T23">1</text:span><text:span text:style-name="T32">/(l m)) dθ/dt<text:tab/>, where k</text:span><text:span text:style-name="T23">1</text:span><text:span text:style-name="T32"> is a coefficient for Stokes (linear) air friction.</text:span></text:p>
      <text:p text:style-name="Standard"><text:span text:style-name="T32">For a nonlinear pendulum model without drag the equation is:</text:span></text:p>
      <text:p text:style-name="Standard"><text:span text:style-name="T32">C. d</text:span><text:span text:style-name="T28">2</text:span><text:span text:style-name="T32">θ</text:span><text:span text:style-name="T28"> </text:span><text:span text:style-name="T32">/dt</text:span><text:span text:style-name="T28">2</text:span><text:span text:style-name="T32"> = -(g/l) sin(θ) <text:tab/>.</text:span></text:p>
      <text:p text:style-name="Standard"><text:span text:style-name="T32">For a nonlinear pendulum model with linear drag it is:</text:span></text:p>
      <text:p text:style-name="Standard"><text:span text:style-name="T32">D. d</text:span><text:span text:style-name="T28">2</text:span><text:span text:style-name="T32">θ</text:span><text:span text:style-name="T28"> </text:span><text:span text:style-name="T32">/dt</text:span><text:span text:style-name="T28">2</text:span><text:span text:style-name="T32"> = -(g/l) sin(θ) – (k</text:span><text:span text:style-name="T23">1</text:span><text:span text:style-name="T32">/(l m)) dθ/dt<text:tab/>.</text:span></text:p>
      <text:p text:style-name="Standard"><text:span text:style-name="T32">For a nonlinear pendulum model with a nonlinear drag composed of linear and quadratic terms:</text:span></text:p>
      <text:p text:style-name="Standard"><text:span text:style-name="T32">E. d</text:span><text:span text:style-name="T28">2</text:span><text:span text:style-name="T32">θ</text:span><text:span text:style-name="T28"> </text:span><text:span text:style-name="T32">/dt</text:span><text:span text:style-name="T28">2</text:span><text:span text:style-name="T32"> =-(g/l) sin(θ)–(k</text:span><text:span text:style-name="T23">1</text:span><text:span text:style-name="T32">/(l m))dθ/dt –(k</text:span><text:span text:style-name="T23">2</text:span><text:span text:style-name="T32">/(l m))(dθ/dt)</text:span><text:span text:style-name="T28">2</text:span><text:span text:style-name="T32"> <text:s/>[k</text:span><text:span text:style-name="T23">2</text:span><text:span text:style-name="T32">=coefficient for quadratic friction].<text:tab/></text:span></text:p>
      <text:p text:style-name="Standard"><text:span text:style-name="T34">Project:</text:span></text:p>
      <text:list xml:id="list8001465562782738143" text:style-name="WWNum2">
        <text:list-item>
          <text:p text:style-name="P10"><text:span text:style-name="T1">Write programs to simulate </text:span><text:span text:style-name="T2">either OPTION 1: equations A,B and C </text:span><text:span text:style-name="T3">OR</text:span><text:span text:style-name="T2"> OPTION 2: equations B and D </text:span><text:span text:style-name="T3">OR</text:span><text:span text:style-name="T2"> OPTION 3: equations B and E</text:span><text:span text:style-name="T1">. </text:span></text:p>
        </text:list-item>
        <text:list-item>
          <text:p text:style-name="P10"><text:span text:style-name="T1">Choose values of m,g,l and ,if necessary, k</text:span><text:span text:style-name="T21">1</text:span><text:span text:style-name="T1">, k</text:span><text:span text:style-name="T21">2</text:span><text:span text:style-name="T1"> . </text:span></text:p>
        </text:list-item>
        <text:list-item>
          <text:p text:style-name="P10"><text:span text:style-name="T1">Choose a timestep and explain why it is reasonable to think your timestep will give a reasonably accurate solution. </text:span></text:p>
        </text:list-item>
        <text:list-item>
          <text:p text:style-name="P10"><text:span text:style-name="T1">Run each progam with initial condition d</text:span><text:span text:style-name="T37"></text:span><text:span text:style-name="T1">/dt=0 and </text:span><text:span text:style-name="T37"></text:span><text:span text:style-name="T1">=0.1 <text:s/>and graph </text:span><text:span text:style-name="T37"></text:span><text:span text:style-name="T1">(t) for at least five complete swings back and forth.</text:span></text:p>
        </text:list-item>
        <text:list-item>
          <text:p text:style-name="P10"><text:span text:style-name="T1">Run each program with initial condition d</text:span><text:span text:style-name="T37"></text:span><text:span text:style-name="T1">/dt=0 and </text:span><text:span text:style-name="T37"></text:span><text:span text:style-name="T1">=</text:span><text:span text:style-name="T37"></text:span><text:span text:style-name="T1">/2 and graph </text:span><text:span text:style-name="T37"></text:span><text:span text:style-name="T1">(t) for the same period of time as the run in part 4.</text:span></text:p>
        </text:list-item>
        <text:list-item>
          <text:p text:style-name="P10"><text:span text:style-name="T1">Run each program with initial condition d</text:span><text:span text:style-name="T37"></text:span><text:span text:style-name="T1">/dt=2(g/r)</text:span><text:span text:style-name="T25">1/2</text:span><text:span text:style-name="T1"> and </text:span><text:span text:style-name="T37"></text:span><text:span text:style-name="T1">=0 and graph </text:span><text:span text:style-name="T37"></text:span><text:span text:style-name="T1">(t) for the same period of time as the run in part 4.</text:span></text:p>
        </text:list-item>
      </text:list>
      <text:p text:style-name="Standard"><text:soft-page-break/><text:span text:style-name="T13">Project choice 5:</text:span></text:p>
      <text:p text:style-name="Standard"><text:span text:style-name="T1">Module 3.1 of your book says a little about falling motion.</text:span></text:p>
      <text:p text:style-name="Standard"><text:span text:style-name="T1">If z is the height, the equation of motion for an object moving vertically through a fluid (a gas such as air or a liquid such as water) under the influence of gravity and the resistance of the fluid is <text:s/>d</text:span><text:span text:style-name="T25">2</text:span><text:span text:style-name="T1">z/dt</text:span><text:span text:style-name="T25">2</text:span><text:span text:style-name="T1"> = -g – (F</text:span><text:span text:style-name="T21">drag</text:span><text:span text:style-name="T1">/m)</text:span><text:span text:style-name="T21"> </text:span><text:span text:style-name="T1">(dz/zt)/|dz/dt|) , where m is the mass, |dz/dt| is <text:s/>the speed,</text:span><text:span text:style-name="T5"> </text:span><text:span text:style-name="T1">and F</text:span><text:span text:style-name="T21">drag </text:span><text:span text:style-name="T1">is the magnitude of the resistance force of the fluid. F</text:span><text:span text:style-name="T21">drag</text:span><text:span text:style-name="T1">= k</text:span><text:span text:style-name="T21">1</text:span><text:span text:style-name="T1"> ||</text:span><text:span text:style-name="T4">v</text:span><text:span text:style-name="T1">|| with k a constant for Stokes friction, an approximation appropriate for slow motion, and F</text:span><text:span text:style-name="T21">drag</text:span><text:span text:style-name="T1"> = k</text:span><text:span text:style-name="T21">2</text:span><text:span text:style-name="T1"> v</text:span><text:span text:style-name="T25">2</text:span><text:span text:style-name="T1"> for Newtonian friction, with k</text:span><text:span text:style-name="T21">2</text:span><text:span text:style-name="T1"> a constant, an approximation for moderately great speed. If speed varies from slow to fast using the sum of Stokes &amp; Newtonian friction, F</text:span><text:span text:style-name="T21">drag</text:span><text:span text:style-name="T1">= k</text:span><text:span text:style-name="T21">1</text:span><text:span text:style-name="T1"> ||</text:span><text:span text:style-name="T4">v</text:span><text:span text:style-name="T1">|| + k</text:span><text:span text:style-name="T21">2</text:span><text:span text:style-name="T1"> v</text:span><text:span text:style-name="T25">2</text:span><text:span text:style-name="T1"> may be better.</text:span></text:p>
      <text:p text:style-name="Standard"><text:span text:style-name="T1"><text:s/></text:span></text:p>
      <text:p text:style-name="Standard"><text:span text:style-name="T29">Project:</text:span></text:p>
      <text:list xml:id="list1649045638667814088" text:style-name="WWNum3">
        <text:list-item>
          <text:p text:style-name="P11"><text:span text:style-name="T29">Write a difference equation to describe an object moving vertically under the influence of gravity alone, i.e. the motion if it were in a vacuum.</text:span></text:p>
        </text:list-item>
        <text:list-item>
          <text:p text:style-name="P11"><text:span text:style-name="T29">Write a program to implement this difference equation.</text:span></text:p>
        </text:list-item>
        <text:list-item>
          <text:p text:style-name="P11"><text:span text:style-name="T29">Take g to be 9.8 m/s</text:span><text:span text:style-name="T27">2 </text:span><text:span text:style-name="T29">and run with initial conditions z=0 and</text:span><text:span text:style-name="T30"> </text:span><text:span text:style-name="T29">dz/dt= a) 10.0 m/s AND b) dz/dt=-10.0m/s. Graph z(t) from t=0 to t=4s for BOTH.</text:span></text:p>
        </text:list-item>
        <text:list-item>
          <text:p text:style-name="P11"><text:span text:style-name="T29">Write a difference equation to describe an object moving vertically through a fluid under gravity and the resistance of the fluid where the resistance of the fluid is given by Stokes friction.</text:span></text:p>
        </text:list-item>
        <text:list-item>
          <text:p text:style-name="P11"><text:span text:style-name="T29">Write a program to implement this difference equation </text:span></text:p>
        </text:list-item>
        <text:list-item>
          <text:p text:style-name="P11"><text:span text:style-name="T29">Choose an m and a k</text:span><text:span text:style-name="T22">1</text:span><text:span text:style-name="T29"> and run this program with the same initial conditions as in 3 and graph z(t) from t=0 to t=4s.</text:span></text:p>
        </text:list-item>
        <text:list-item>
          <text:p text:style-name="P11"><text:span text:style-name="T34"><text:s/></text:span><text:span text:style-name="T29">Write a difference equation to describe an object moving vertically through a fluid under gravity and the resistance of the fluid where the resistance is given by </text:span><text:span text:style-name="T30">OPTION 1: Newtonian friction </text:span><text:span text:style-name="T31">OR</text:span><text:span text:style-name="T30"> OPTION 2: sum of Newtonian and Stokes friction</text:span><text:span text:style-name="T29">. Repeat steps 5 and 6 for this difference equation.</text:span></text:p>
        </text:list-item>
      </text:list>
      <text:p text:style-name="P3"/>
      <text:p text:style-name="P4"/>
      <text:p text:style-name="P2"/>
      <text:p text:style-name="Standard"><text:soft-page-break/><text:span text:style-name="T13">Project choice 6:</text:span></text:p>
      <text:p text:style-name="Standard">If z is the height and x is the horizontal position, the equations of motion of a projectile moving <text:s/>under the influence of gravity alone <text:s/>are d<text:span text:style-name="T24">2</text:span>z/dt<text:span text:style-name="T24">2</text:span> = -g <text:s/>and d<text:span text:style-name="T24">2</text:span>x/dt<text:span text:style-name="T24">2</text:span> = 0 <text:s/>. <text:s/>These are two separate differential equations to be solved separately and the separate solutions are then combined to give the position as a function of time: (x(t),z(t)) . These equations apply to an object moving through a vacuum near the surface of a planet over a region that is small compared to the planet.</text:p>
      <text:p text:style-name="Standard">If a projectile instead of moving through a vacuum is moving slowly through a fluid, we can approximate the viscosity, a.k.a. the resistance of the fluid, by Stokes friction with some constant k as in project choice 3. The differential equations describing the motion become: <text:s/>d<text:span text:style-name="T24">2</text:span>z/dt<text:span text:style-name="T24">2</text:span> = -g – (k/m)<text:span text:style-name="T20"> </text:span>dz/dt and d<text:span text:style-name="T24">2</text:span>x/dt<text:span text:style-name="T24">2</text:span> = <text:s/><text:span text:style-name="T8">-</text:span>(k<text:span text:style-name="T20">1</text:span>/m)<text:span text:style-name="T20"> </text:span>dx/dt . Because the drag is linear the two equations are still completely separate. If the projectile is shot rapidly through a fluid, the problem calls for a nonlinear drag formula, such as F<text:span text:style-name="T20">drag</text:span> = k<text:span text:style-name="T20">2</text:span> v<text:span text:style-name="T24">2</text:span> for Newtonian friction as in project choice 5 , the two differential equations for the z and x components of the position then become coupled by the drag term:, since v<text:span text:style-name="T24">2</text:span> = ((dx/dt)<text:span text:style-name="T24">2</text:span> +(dz/dt)<text:span text:style-name="T24">2</text:span>) involves both x and z components of the velocity. </text:p>
      <text:p text:style-name="Standard"><text:span text:style-name="T29">Project:</text:span></text:p>
      <text:list xml:id="list4649234565949479949" text:style-name="WWNum4">
        <text:list-item>
          <text:p text:style-name="P12"><text:span text:style-name="T29">Write the formula for the analytic solution of the motion of a projectile moving under gravity in terms of the time, t,</text:span><text:span text:style-name="T7"> </text:span><text:span text:style-name="T29">initial position, (x</text:span><text:span text:style-name="T22">0</text:span><text:span text:style-name="T29">,z</text:span><text:span text:style-name="T22">0</text:span><text:span text:style-name="T29">), initial speed</text:span><text:span text:style-name="T7">,</text:span><text:span text:style-name="T29"> v</text:span><text:span text:style-name="T22">0</text:span><text:span text:style-name="T9">,</text:span><text:span text:style-name="T29"> and the angle, </text:span><text:span text:style-name="T38"></text:span><text:span text:style-name="T22">0,</text:span><text:span text:style-name="T29"> the initial direction the velocity is above the horizontal, and write the formula for the analytic solution of the x component of position when the projectile reaches height 0 <text:s/>(the range). </text:span></text:p>
        </text:list-item>
        <text:list-item>
          <text:p text:style-name="P13"><text:span text:style-name="T29">Write difference equations to describe a projectile moving under the influence of gravity alone.</text:span></text:p>
        </text:list-item>
        <text:list-item>
          <text:p text:style-name="P12"><text:span text:style-name="T29">Write a program to implement these difference equations and calculate the x and z components of position and their differences from the analytic solution as functions of time.</text:span></text:p>
        </text:list-item>
        <text:list-item>
          <text:p text:style-name="P12"><text:span text:style-name="T29">Choose values of x</text:span><text:span text:style-name="T22">0</text:span><text:span text:style-name="T29">, z</text:span><text:span text:style-name="T22">0</text:span><text:span text:style-name="T29">, &amp; a slow value of v</text:span><text:span text:style-name="T22">0</text:span><text:span text:style-name="T29"> and an angle between 15</text:span><text:span text:style-name="T27">0</text:span><text:span text:style-name="T29"> and 75</text:span><text:span text:style-name="T27">o</text:span><text:span text:style-name="T29">. Graph x vs. t, y vs. t <text:s/>&amp; their differences from the analytic solution vs. t.</text:span></text:p>
        </text:list-item>
        <text:list-item>
          <text:p text:style-name="P12"><text:span text:style-name="T29">Write the difference equation to describe a projectile moving under gravity and a viscosity given by </text:span><text:span text:style-name="T30">either OPTION 1: Newtonian friction </text:span><text:span text:style-name="T31">OR</text:span><text:span text:style-name="T30"> OPTION 2: Stokes friction </text:span><text:span text:style-name="T29">&amp; implement it in your program.</text:span></text:p>
        </text:list-item>
        <text:list-item>
          <text:p text:style-name="P12"><text:span text:style-name="T29">Choose a k</text:span><text:span text:style-name="T22">2</text:span><text:span text:style-name="T29"> and run this program with the same initial conditions as in 4 and graph x vs.t, y vs. t and make a plot in 2 dimensions of the path [which is the curve parameterized by (x(t),y(t))]. </text:span></text:p>
        </text:list-item>
      </text:list>
      <text:p text:style-name="Standard"><text:soft-page-break/><text:span text:style-name="T13">Project choice 7:</text:span></text:p>
      <text:p text:style-name="Standard"><text:span text:style-name="T1">For a satellite such as CUNYSAT spearheaded by Dr. Shermane Austin, in simplest <text:s/>approximation equations of motion are d</text:span><text:span text:style-name="T25">2</text:span><text:span text:style-name="T1">x/dt</text:span><text:span text:style-name="T25">2</text:span><text:span text:style-name="T1"> = -G M</text:span><text:span text:style-name="T21">Earth </text:span><text:span text:style-name="T1">x /(x</text:span><text:span text:style-name="T25">2</text:span><text:span text:style-name="T1"> + y</text:span><text:span text:style-name="T25">2</text:span><text:span text:style-name="T1">)</text:span><text:span text:style-name="T25">3</text:span><text:span text:style-name="T10">/2</text:span><text:span text:style-name="T25"> </text:span><text:span text:style-name="T1"><text:s/>and</text:span></text:p>
      <text:p text:style-name="Standard"><text:span text:style-name="T1"><text:s text:c="2"/>d</text:span><text:span text:style-name="T25">2</text:span><text:span text:style-name="T1">y/dt</text:span><text:span text:style-name="T25">2</text:span><text:span text:style-name="T1"> = -G M</text:span><text:span text:style-name="T21">Earth </text:span><text:span text:style-name="T1">y /(x</text:span><text:span text:style-name="T25">2</text:span><text:span text:style-name="T1"> + y</text:span><text:span text:style-name="T25">2</text:span><text:span text:style-name="T1">)</text:span><text:span text:style-name="T25">3</text:span><text:span text:style-name="T10">/2</text:span><text:span text:style-name="T1">, where x and y are the components of position in a plane whose origin is at the center of the Earth, M</text:span><text:span text:style-name="T21">Earth</text:span><text:span text:style-name="T1"> is the mass of the Earth and G is the Universal Gravitational Constant. This approximation assumes gravity is the only force acting on the space-craft, that</text:span><text:span text:style-name="T5"> </text:span><text:span text:style-name="T1">the only body whose gravity matters is the Earth and that the Earth has perfect spherical symmetry: all idealizations. In the special case that the initial position is x=R, y=0 and the initial velocity dx/dt=0 ,dy/dt = (GM</text:span><text:span text:style-name="T21">Earth</text:span><text:span text:style-name="T1">/R)</text:span><text:span text:style-name="T25">1/2</text:span><text:span text:style-name="T1"> ,which gives an orbital period ~ ½ our classtime for a very near-Earth orbit, the analytic solution to these simplest equations is (x,y)(t)=(cos(</text:span><text:span text:style-name="T37"></text:span><text:span text:style-name="T1">t)R,sin(</text:span><text:span text:style-name="T37"></text:span><text:span text:style-name="T1">t)R), where </text:span><text:span text:style-name="T37"></text:span><text:span text:style-name="T1">=(GM</text:span><text:span text:style-name="T21">Earth</text:span><text:span text:style-name="T1">/R</text:span><text:span text:style-name="T25">3</text:span><text:span text:style-name="T1">)</text:span><text:span text:style-name="T25">1/2</text:span><text:span text:style-name="T1"> . Their general solution is a Keplerian path.</text:span></text:p>
      <text:p text:style-name="Standard"><text:span text:style-name="T1">If <text:s/>we add just the linear static approximation to the gravitational perturbation due to a masspoint at the Moon’s distance, d</text:span><text:span text:style-name="T21">Moon</text:span><text:span text:style-name="T1">, with the Moon, fixed on the +x axis (the actual Moon orbits but only through a small angle in half a CS 345 classtime), we get (M</text:span><text:span text:style-name="T21">Moon</text:span><text:span text:style-name="T1">=Moon’s mass): </text:span></text:p>
      <text:p text:style-name="Standard"><text:span text:style-name="T1">d</text:span><text:span text:style-name="T25">2</text:span><text:span text:style-name="T1">x/dt</text:span><text:span text:style-name="T25">2</text:span><text:span text:style-name="T1"> = -G M</text:span><text:span text:style-name="T21">Earth </text:span><text:span text:style-name="T1">x /(x</text:span><text:span text:style-name="T25">2</text:span><text:span text:style-name="T1"> + y</text:span><text:span text:style-name="T25">2</text:span><text:span text:style-name="T1">)</text:span><text:span text:style-name="T25">3/2</text:span><text:span text:style-name="T1"> + (2GM</text:span><text:span text:style-name="T21">Moon</text:span><text:span text:style-name="T1">/dMoon</text:span><text:span text:style-name="T25">3</text:span><text:span text:style-name="T1">)x <text:s/>and <text:s/>d</text:span><text:span text:style-name="T25">2</text:span><text:span text:style-name="T1">y/dt</text:span><text:span text:style-name="T25">2</text:span><text:span text:style-name="T1"> = -G M</text:span><text:span text:style-name="T21">Earth </text:span><text:span text:style-name="T1">y /(x</text:span><text:span text:style-name="T25">2</text:span><text:span text:style-name="T1"> + y</text:span><text:span text:style-name="T25">2</text:span><text:span text:style-name="T1">) </text:span><text:span text:style-name="T25">3</text:span></text:p>
      <text:p text:style-name="Standard"><text:span text:style-name="T29">Project: </text:span></text:p>
      <text:list xml:id="list6910224664362688002" text:style-name="WWNum5">
        <text:list-item>
          <text:p text:style-name="P15"><text:span text:style-name="T1">Mark Richardson worked on calculating a satellite orbit in this class in 2014. Obtain his code for the simplest approximation.</text:span></text:p>
        </text:list-item>
        <text:list-item>
          <text:p text:style-name="P15"><text:span text:style-name="T1">Take the initial conditions to be x(0)=R, y(0)=0 and dx/dt(0)=0, dy/dt(0) = (GM</text:span><text:span text:style-name="T21">Earth</text:span><text:span text:style-name="T1">/R)</text:span><text:span text:style-name="T25">1/2</text:span><text:span text:style-name="T1"> and run the program for 48 model hours.</text:span></text:p>
        </text:list-item>
        <text:list-item>
          <text:p text:style-name="P15"><text:span text:style-name="T1">Plot the path [the curve parameterized by (x(t),y(t))] for the analytic solution and from your simulation. Comment on how they compare.</text:span></text:p>
        </text:list-item>
        <text:list-item>
          <text:p text:style-name="P15"><text:span text:style-name="T1">Write the difference equations to describe the motion of an Earth satellite including the Moon’s effect in the linear static approximation.</text:span></text:p>
        </text:list-item>
        <text:list-item>
          <text:p text:style-name="P15"><text:span text:style-name="T1">Modify the program to implement these difference equations and calculate the position as a function of time (x(t),y(t)). </text:span></text:p>
        </text:list-item>
        <text:list-item>
          <text:p text:style-name="P15"><text:span text:style-name="T1">Take the initial conditions to be x(0)=R, y(0)=0 and dx/dt(0)=0, dy/dt(0) = (GM</text:span><text:span text:style-name="T21">Earth</text:span><text:span text:style-name="T1">/R)</text:span><text:span text:style-name="T25">1/2</text:span><text:span text:style-name="T1"> and run your program for 48 model hours.</text:span></text:p>
        </text:list-item>
        <text:list-item>
          <text:p text:style-name="P15"><text:span text:style-name="T1">Plot the path from the results of your simulation. Comment on how it compares to the plots in 3.</text:span></text:p>
        </text:list-item>
        <text:list-item>
          <text:p text:style-name="P14"><text:span text:style-name="T1"><text:s/>Repeat steps 6 and 7 for the different initial conditions </text:span><text:span text:style-name="T2">EITHER OPTION 1: x(0)=R, y(0)=0 and dx/dt(0)=0, dy/dt(0) = (1.5 GM/R)</text:span><text:span text:style-name="T26">1/2</text:span><text:span text:style-name="T2"> </text:span><text:span text:style-name="T3">OR</text:span><text:span text:style-name="T2"> OPTION 2: initial conditions </text:span><text:span text:style-name="T1">x(0)=R, y(0)=0 and dx/dt(0)=0, dy/dt(0) = (2 GM/R)</text:span><text:span text:style-name="T25">1/2</text:span><text:span text:style-name="T5"> </text:span><text:span text:style-name="T1">.</text:span></text:p>
        </text:list-item>
      </text:list>
      <text:p text:style-name="List_20_Paragraph"><text:soft-page-break/><text:span text:style-name="T13">Project choice 8 for the Resourceful:</text:span></text:p>
      <text:p text:style-name="List_20_Paragraph"><text:span text:style-name="T34">GISS has a version of the atmospheric climate model designed especially for student use, the EdGCM. Unfortunately the EdGCM has compatibility problems with Linux that have stymied me in the past. In 2014 a couple students managed to run EdGCM.</text:span></text:p>
      <text:p text:style-name="P16"/>
      <text:p text:style-name="List_20_Paragraph"><text:span text:style-name="T34">This project is for you to research what they did and get it running for you. Then run for 100 years climate simulation with current conditions and </text:span><text:span text:style-name="T35">either OPTION 1: Carbon dioxide concentration constant 1.5 times the present concentration</text:span><text:span text:style-name="T34"> </text:span><text:span text:style-name="T36">OR</text:span><text:span text:style-name="T35"> OPTION 2: carbon dioxide concentration progressively increasing over the 100 years from the present concentration to twice the present concentration. </text:span></text:p>
      <text:p text:style-name="List_20_Paragraph"><text:span text:style-name="T34">Then calculate</text:span></text:p>
      <text:p text:style-name="List_20_Paragraph"><text:span text:style-name="T34">1)the means of the temperatures over the whole atmospheres at the ends of the two simulations and the difference of the means. </text:span></text:p>
      <text:p text:style-name="List_20_Paragraph"><text:span text:style-name="T34">2) the standard deviations of the temperatures over the whole atmospheres at the ends of the simulations.</text:span></text:p>
      <text:p text:style-name="List_20_Paragraph"><text:span text:style-name="T34">3) the standard deviation of the difference of the temperatures over the whole atmospheres at the ends of the simulations.</text:span></text:p>
      <text:p text:style-name="List_20_Paragraph"><text:span text:style-name="T34">4) the correlation coefficient of the temperatures in the two simulations over the whole atmospheres.</text:span></text:p>
      <text:p text:style-name="P17"><text:span text:style-name="T34">5) Repeat steps 1) through 4) for just the temperatures at the surfac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01:15:00</meta:creation-date>
    <meta:initial-creator>Armando Howard</meta:initial-creator>
    <dc:language>en-US</dc:language>
    <dc:date>2016-02-19T17:14:29</dc:date>
    <meta:editing-cycles>3</meta:editing-cycles>
    <meta:editing-duration>PT6S</meta:editing-duration>
    <meta:generator>LibreOffice/4.3.7.2$Linux_X86_64 LibreOffice_project/430$Build-2</meta:generator>
    <meta:document-statistic meta:table-count="0" meta:image-count="0" meta:object-count="0" meta:page-count="9" meta:paragraph-count="103" meta:word-count="2988" meta:character-count="17092" meta:non-whitespace-character-count="14196"/>
    <meta:template xlink:type="simple" xlink:actuate="onRequest" xlink:title="Normal.dotm" xlink:href=""/>
  </office:meta>
</office:document-meta>
</file>